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Preformatted_20_Text">
      <style:text-properties fo:font-size="12pt" style:font-size-asian="12pt" style:font-size-complex="12pt"/>
    </style:style>
    <style:style style:name="P2" style:family="paragraph" style:parent-style-name="Preformatted_20_Text">
      <style:paragraph-properties fo:text-align="center" style:justify-single-word="false"/>
      <style:text-properties fo:font-size="18pt" fo:font-style="normal" style:text-underline-style="solid" style:text-underline-width="auto" style:text-underline-color="font-color" fo:font-weight="bold" style:font-size-asian="18pt" style:font-style-asian="normal" style:font-weight-asian="bold" style:font-size-complex="18pt" style:font-style-complex="normal" style:font-weight-complex="bold"/>
    </style:style>
    <style:style style:name="P3" style:family="paragraph" style:parent-style-name="Preformatted_20_Text">
      <style:text-properties fo:font-size="13pt" fo:font-style="italic" fo:font-weight="bold" style:font-size-asian="13pt" style:font-style-asian="italic" style:font-weight-asian="bold" style:font-size-complex="13pt" style:font-style-complex="italic" style:font-weight-complex="bold"/>
    </style:style>
    <style:style style:name="P4" style:family="paragraph" style:parent-style-name="Preformatted_20_Text">
      <style:paragraph-properties fo:text-align="start" style:justify-single-word="false"/>
      <style:text-properties fo:font-size="11pt" fo:font-style="italic" style:text-underline-style="none" fo:font-weight="normal" style:font-size-asian="11pt" style:font-style-asian="italic" style:font-weight-asian="normal" style:font-size-complex="11pt" style:font-style-complex="italic"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Georgi Tsatsev s1045049</text:p>
      <text:p text:style-name="P4">Week 4 Honours Project Report</text:p>
      <text:p text:style-name="P2"/>
      <text:p text:style-name="P2"/>
      <text:p text:style-name="P2"/>
      <text:p text:style-name="P2">Biomimetic Control of a Hexapod Robot</text:p>
      <text:p text:style-name="P2"/>
      <text:p text:style-name="Preformatted_20_Text"/>
      <text:p text:style-name="P3"><text:tab/>Project Summary</text:p>
      <text:p text:style-name="P1"><text:tab/></text:p>
      <text:p text:style-name="P1"><text:tab/><text:tab/>This honours project overall aim is to implement and test a walking control system on a six-legged robot based on information from real insects. More specifically to imitate the movements of the stick insect. The stick insect robot that is to be used in this project was previously built by Georgios Petrou (a former PhD student) based on the design of Lewinger et al. Also a neural network controller has been done by Yiming Yao for the six legs of the robot. The robots scale is 18:1 compared to the real stick insect. Its design consists of six legs that each are controlled by three servo actuators acting as Thorax-Coxa, Coxa-Trochanter and Femur—Tibia to mimic the joints of the real stick insect. Each leg is also controlled by its own LPC1768 mbed micro-controller, which are controlled by an additional mbed that acts as the brain module and is used to coordinate the six legs for the walking. <text:s text:c="3"/></text:p>
      <text:p text:style-name="P1"/>
      <text:p text:style-name="P3"><text:tab/>Motivation</text:p>
      <text:p text:style-name="P1"/>
      <text:p text:style-name="P1"><text:tab/><text:tab/>For a long time has humanity looked at insects as an amazing organisms that are effective and robust. So it does not come as a surprise that in robotics they are looked with a big interest. The stick insect for example has a small brain but nevertheless its walking behaviour is highly effective and adaptable. This is one of the reasons <text:s/>why it is being studied by many biologists and robotic scientists.</text:p>
      <text:p text:style-name="P1"><text:tab/><text:tab/>That is the reason why despite the fact that this project is very difficult I choose to improve it so that the hexapod we currently have would act in a more biomimetric way.</text:p>
      <text:p text:style-name="P1"><text:s/></text:p>
      <text:p text:style-name="P3"><text:tab/>Achievements and Goals</text:p>
      <text:p text:style-name="P1"><text:tab/><text:tab/></text:p>
      <text:p text:style-name="P1"><text:tab/><text:tab/>So far a simple feed-forward fixed pattern control has been implemented. Also a Neural network controller for all six legs is implemented based on the stick insect.</text:p>
      <text:p text:style-name="P1"><text:tab/><text:tab/></text:p>
      <text:p text:style-name="P1"><text:tab/><text:tab/>My achievements so far have been reading about how these things have been implemented and on which research papers they are based on and also getting the code base to see how exactly these movements and controllers have been coded. </text:p>
      <text:p text:style-name="P1"><text:tab/><text:tab/>My future goals are the following:</text:p>
      <text:p text:style-name="P1"><text:tab/><text:tab/>- week 5 – test the code base and understand the way it works.</text:p>
      <text:p text:style-name="P1"><text:tab/><text:tab/>- week 6 – read papers about the walking patterns of the stick insects and try to implement them on the robot.</text:p>
      <text:p text:style-name="P1"><text:tab/><text:tab/>- week 7 – Test and try to improve the walking.</text:p>
      <text:p text:style-name="P1"><text:tab/><text:tab/>- week 8 – Research feed-back controllers for stick insect robots.</text:p>
      <text:p text:style-name="P1"><text:tab/><text:tab/>- week 9 – Implement a feed-back controller and test it.</text:p>
      <text:p text:style-name="P1"><text:tab/><text:tab/>- week 10 – Research stick insect turning mechanisms.</text:p>
      <text:p text:style-name="P1"><text:tab/><text:tab/>- week 11 – Implement a biomimetric turning controllers based on the real stick insect.</text:p>
      <text:p text:style-name="P1"><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Devanagari1" svg:font-family="'Lohit Devanagari'"/>
    <style:font-face style:name="Liberation Serif" svg:font-family="'Liberation Serif'" style:font-family-generic="roman"/>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style:font-face style:name="Lohit Devanagari" svg:font-family="'Lohit Devanagar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0.5pt" style:language-asian="en" style:country-asian="GB" style:font-size-complex="12pt" style:language-complex="en" style:country-complex="GB"/>
    </style:default-style>
    <style:default-style style:family="paragraph">
      <style:paragraph-properties fo:hyphenation-ladder-count="no-limit" style:text-autospace="ideograph-alpha" style:punctuation-wrap="hanging" style:line-break="strict" style:tab-stop-distance="0.741cm" style:writing-mode="lr-tb"/>
      <style:text-properties style:use-window-font-color="true" style:font-name="Times New Roman" fo:font-size="12pt" fo:language="en" fo:country="GB" style:font-name-asian="Bitstream Vera Sans" style:font-size-asian="10.5pt" style:language-asian="en" style:country-asian="GB" style:font-name-complex="Lohit Devanagari" style:font-size-complex="12pt" style:language-complex="en" style:country-complex="GB"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Bitstream Vera Sans" style:font-size-asian="14pt" style:font-name-complex="Lohit Devanagar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Preformatted_20_Text" style:display-name="Preformatted Text" style:family="paragraph" style:parent-style-name="Standard" style:class="html">
      <style:paragraph-properties fo:margin-top="0cm" fo:margin-bottom="0cm"/>
      <style:text-properties style:font-name="Liberation Serif" fo:font-size="10pt" style:font-name-asian="Liberation Serif" style:font-size-asian="10pt" style:font-name-complex="Liberation Serif" style:font-size-complex="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3-10-08T14:16:30</dc:date>
    <dc:creator>Georgi Tsatsev</dc:creator>
    <meta:generator>LibreOffice/3.4$Unix LibreOffice_project/340m1$Build-502</meta:generator>
    <meta:editing-duration>PT5M33S</meta:editing-duration>
    <meta:editing-cycles>5</meta:editing-cycles>
    <meta:document-statistic meta:table-count="0" meta:image-count="0" meta:object-count="0" meta:page-count="1" meta:paragraph-count="24" meta:word-count="448" meta:character-count="2567" meta:non-whitespace-character-count="2096"/>
  </office:meta>
</office:document-meta>
</file>